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9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5.127cm" svg:x2="20.05cm" svg:y2="18.145cm">
          <text:p/>
        </draw:line>
        <draw:line draw:style-name="gr1" draw:text-style-name="P1" draw:layer="layout" svg:x1="1.635cm" svg:y1="6.08cm" svg:x2="20.367cm" svg:y2="11.795cm">
          <text:p/>
        </draw:line>
        <draw:line draw:style-name="gr1" draw:text-style-name="P1" draw:layer="layout" svg:x1="1.635cm" svg:y1="12.43cm" svg:x2="20.367cm" svg:y2="14.017cm">
          <text:p/>
        </draw:line>
        <draw:line draw:style-name="gr1" draw:text-style-name="P1" draw:layer="layout" svg:x1="1.635cm" svg:y1="16.557cm" svg:x2="20.367cm" svg:y2="9.89cm">
          <text:p/>
        </draw:line>
        <draw:line draw:style-name="gr1" draw:text-style-name="P1" draw:layer="layout" svg:x1="1.635cm" svg:y1="18.145cm" svg:x2="20.367cm" svg:y2="5.127cm">
          <text:p/>
        </draw:line>
        <draw:line draw:style-name="gr2" draw:text-style-name="P2" draw:layer="layout" svg:x1="20.05cm" svg:y1="18.145cm" svg:x2="1.952cm" svg:y2="5.127cm">
          <text:p/>
        </draw:line>
        <draw:line draw:style-name="gr3" draw:text-style-name="P2" draw:layer="layout" svg:x1="4.492cm" svg:y1="7.032cm" svg:x2="1.635cm" svg:y2="6.08cm">
          <text:p/>
        </draw:line>
        <draw:custom-shape draw:style-name="gr4" draw:text-style-name="P3" draw:layer="layout" svg:width="0.318cm" svg:height="0.317cm" svg:x="4.175cm" svg:y="6.71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2" draw:text-style-name="P2" draw:layer="layout" svg:x1="11.16cm" svg:y1="11.477cm" svg:x2="8.937cm" svg:y2="13.065cm">
          <text:p/>
        </draw:line>
        <draw:line draw:style-name="gr2" draw:text-style-name="P2" draw:layer="layout" svg:x1="6.715cm" svg:y1="14.652cm" svg:x2="11.16cm" svg:y2="13.065cm">
          <text:p/>
        </draw:line>
        <draw:custom-shape draw:style-name="gr4" draw:text-style-name="P3" draw:layer="layout" svg:width="0.317cm" svg:height="0.317cm" svg:x="6.397cm" svg:y="14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8.62cm" svg:y1="13.065cm" svg:x2="13.382cm" svg:y2="13.382cm">
          <text:p/>
        </draw:line>
        <draw:custom-shape draw:style-name="gr4" draw:text-style-name="P3" draw:layer="layout" svg:width="0.317cm" svg:height="0.317cm" svg:x="8.62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10.842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5" draw:layer="layout" svg:width="1.587cm" svg:height="1.361cm" svg:x="0.683cm" svg:y="5.671cm">
          <draw:text-box>
            <text:p text:style-name="P4"><text:span text:style-name="T1">m2</text:span></text:p>
          </draw:text-box>
        </draw:frame>
        <draw:frame draw:style-name="gr7" draw:text-style-name="P5" draw:layer="layout" svg:width="1.587cm" svg:height="1.673cm" svg:x="0.683cm" svg:y="12.027cm">
          <draw:text-box>
            <text:p text:style-name="P4"><text:span text:style-name="T1">m4</text:span></text:p>
          </draw:text-box>
        </draw:frame>
        <draw:frame draw:style-name="gr8" draw:text-style-name="P5" draw:layer="layout" svg:width="1.906cm" svg:height="1.038cm" svg:x="0.999cm" svg:y="4.492cm">
          <draw:text-box>
            <text:p text:style-name="P4"><text:span text:style-name="T1">m1</text:span></text:p>
          </draw:text-box>
        </draw:frame>
        <draw:frame draw:style-name="gr6" draw:text-style-name="P5" draw:layer="layout" svg:width="1.587cm" svg:height="1.361cm" svg:x="0.683cm" svg:y="16.149cm">
          <draw:text-box>
            <text:p text:style-name="P4"><text:span text:style-name="T1">m5</text:span></text:p>
          </draw:text-box>
        </draw:frame>
        <draw:frame draw:style-name="gr7" draw:text-style-name="P5" draw:layer="layout" svg:width="1.587cm" svg:height="1.673cm" svg:x="0.682cm" svg:y="17.827cm">
          <draw:text-box>
            <text:p text:style-name="P4"><text:span text:style-name="T1">m3</text:span></text:p>
          </draw:text-box>
        </draw:frame>
        <draw:custom-shape draw:style-name="gr4" draw:text-style-name="P3" draw:layer="layout" svg:width="0.317cm" svg:height="0.317cm" svg:x="10.842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13.7cm" svg:y="9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12.43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17.193cm" svg:y="10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13.383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2" draw:layer="layout" draw:type="curve" draw:line-skew="-0.496cm" svg:x1="2.699cm" svg:y1="2.62cm" svg:x2="10.425cm" svg:y2="18.151cm" svg:d="M2699 2620c0 10905 7726 3140 7726 15531" svg:viewBox="0 0 7727 1553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76cm" fo:margin-bottom="6.47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13:40:58.270161034</meta:creation-date>
    <dc:date>2022-10-23T14:59:56.155225123</dc:date>
    <meta:editing-duration>PT14M3S</meta:editing-duration>
    <meta:editing-cycles>3</meta:editing-cycles>
    <meta:generator>LibreOffice/7.3.6.2$Linux_X86_64 LibreOffice_project/30$Build-2</meta:generator>
    <meta:document-statistic meta:object-count="25"/>
  </office:meta>
</office:document-meta>
</file>